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6105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0">
        <text:h text:style-name="Heading_20_4" text:outline-level="4">Tags:</text:h>
        <text:p text:style-name="Textkörper_20_Einrückung_20_Organon">Tags <text:span text:style-name="T1">will be shown by activating the checkbox</text:span>. <text:span text:style-name="T1">Empty space will be shown between the symbol and the text of a node</text:span>. <text:span text:style-name="T1">By doubleclick the tags can be edited</text:span>.</text:p>
        <text:p text:style-name="Textkörper_20_Einrückung_20_Organon">Tag<text:span text:style-name="T1">2</text:span> (<text:span text:style-name="T1">user defined symbol</text:span>) <text:span text:style-name="T1">and</text:span> Tag3 (<text:span text:style-name="T1">scientific counting</text:span>) <text:span text:style-name="T1">are not implemented yet</text:span>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42" meta:character-count="242" meta:non-whitespace-character-count="202"/>
    <dc:date>2014-06-24T13:41:57.401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